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e1d14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officeooo:paragraph-rsid="000b5d84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2d0f" style:font-weight-asian="normal" style:font-weight-complex="normal"/>
    </style:style>
    <style:style style:name="T3" style:family="text">
      <style:text-properties fo:font-weight="normal" officeooo:rsid="0006ad40" style:font-weight-asian="normal" style:font-weight-complex="normal"/>
    </style:style>
    <style:style style:name="T4" style:family="text">
      <style:text-properties fo:font-weight="normal" officeooo:rsid="0007f88f" style:font-weight-asian="normal" style:font-weight-complex="normal"/>
    </style:style>
    <style:style style:name="T5" style:family="text">
      <style:text-properties fo:font-weight="normal" officeooo:rsid="0007f9ce" style:font-weight-asian="normal" style:font-weight-complex="normal"/>
    </style:style>
    <style:style style:name="T6" style:family="text">
      <style:text-properties fo:font-weight="normal" officeooo:rsid="000908c4" style:font-weight-asian="normal" style:font-weight-complex="normal"/>
    </style:style>
    <style:style style:name="T7" style:family="text">
      <style:text-properties fo:font-weight="normal" officeooo:rsid="0009eed9" style:font-weight-asian="normal" style:font-weight-complex="normal"/>
    </style:style>
    <style:style style:name="T8" style:family="text">
      <style:text-properties fo:font-weight="normal" officeooo:rsid="000b5d84" style:font-weight-asian="normal" style:font-weight-complex="normal"/>
    </style:style>
    <style:style style:name="T9" style:family="text">
      <style:text-properties fo:font-weight="normal" officeooo:rsid="000e1d14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908c4"/>
    </style:style>
    <style:style style:name="T13" style:family="text">
      <style:text-properties officeooo:rsid="0009eed9"/>
    </style:style>
    <style:style style:name="T14" style:family="text">
      <style:text-properties officeooo:rsid="000cbb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Desplázate hasta el directorio /bin y genera los siguientes listados de</text:p>
      <text:p text:style-name="P1">archivos (utiliza siempre forma más compacta y utilizando los metacaracteres</text:p>
      <text:p text:style-name="P1">apropiados):</text:p>
      <text:p text:style-name="Standard"/>
      <text:p text:style-name="P1">a) Todos los archivos que contengan solo cuatro caracteres en su nombre</text:p>
      <text:p text:style-name="P1"><text:tab/><text:span text:style-name="T2">ls ????</text:span></text:p>
      <text:p text:style-name="P1">b) Todos los archivos que comiencen por d o f</text:p>
      <text:p text:style-name="P1"><text:tab/><text:span text:style-name="T2">ls [df]*</text:span></text:p>
      <text:p text:style-name="P1">c) Todos los archivos que comiencen por sa, se</text:p>
      <text:p text:style-name="P1"><text:tab/><text:span text:style-name="T2">ls {sa,se}*</text:span></text:p>
      <text:p text:style-name="P1">d) Todos los archivos que comiencen por t y acaben en r</text:p>
      <text:p text:style-name="P1"><text:tab/><text:span text:style-name="T2">ls t*r</text:span></text:p>
      <text:p text:style-name="P1"/>
      <text:p text:style-name="P1">2.- Crea la siguiente estructura de directorios en tu cuenta</text:p>
      <text:p text:style-name="Standard"><text:tab/>mkdir Ejercicio2</text:p>
      <text:p text:style-name="Standard"><text:tab/>mkdir Ejercicio2/D1</text:p>
      <text:p text:style-name="Standard"><text:tab/>mkdir Ejercicio2/D2</text:p>
      <text:p text:style-name="Standard"><text:tab/>mkdir Ejercicio2/D3</text:p>
      <text:p text:style-name="Standard"><text:tab/>mkdir Ejercicio2/D2/E21</text:p>
      <text:p text:style-name="Standard"><text:tab/>mkdir Ejercicio2/D3/E31</text:p>
      <text:p text:style-name="Standard"><text:tab/>mkdir Ejercicio2/D3/E32</text:p>
      <text:p text:style-name="Standard"/>
      <text:p text:style-name="P1">y dentro los ficheros de texto con contenido de tu invención.</text:p>
      <text:p text:style-name="Standard"><text:tab/>nano Ejercicio2/HOLA.TXT</text:p>
      <text:p text:style-name="Standard"><text:tab/>nano Ejercicio2/D2/E21/ADIOS.TXT</text:p>
      <text:p text:style-name="Standard"><text:tab/>nano Ejercicio2/D3/E31/OLA.TXT</text:p>
      <text:p text:style-name="Standard"><text:tab/>nano Ejercicio2/D2/CARAMBOLA.TXT</text:p>
      <text:p text:style-name="Standard"/>
      <text:p text:style-name="P1">Ahora situándote en el directorio Ejercicio2:</text:p>
      <text:p text:style-name="P1">a) Utiliza la orden find para encontrar todos los ficheros que acaben en .TXT</text:p>
      <text:p text:style-name="P1"><text:tab/><text:span text:style-name="T1">find -name "*.TXT"</text:span></text:p>
      <text:p text:style-name="P1"><text:span text:style-name="T1"/></text:p>
      <text:p text:style-name="P1">b) Utiliza la orden find para encontrar todos los ficheros cuyo nombre contenga</text:p>
      <text:p text:style-name="P1">la cadena “OS”</text:p>
      <text:p text:style-name="P1"><text:tab/><text:span text:style-name="T1">find -name "*OS*"</text:span></text:p>
      <text:p text:style-name="P1"/>
      <text:p text:style-name="P1">c) Utiliza la orden find para encontrar todos los ficheros cuyo nombre contenga</text:p>
      <text:p text:style-name="P1">la cadena “OLA”</text:p>
      <text:p text:style-name="P1"><text:tab/><text:span text:style-name="T1">find -name "*OLA*"</text:span></text:p>
      <text:p text:style-name="P1"/>
      <text:p text:style-name="P1">d) Utiliza la orden find y su opción -exec para mostrar el contenido de los</text:p>
      <text:p text:style-name="P1">ficheros cuyo nombre contenga la cadena “OLA”.</text:p>
      <text:p text:style-name="Standard"><text:tab/><text:span text:style-name="T1">find -name "*OLA*" -exec cat {} \;</text:span></text:p>
      <text:p text:style-name="Standard"/>
      <text:p text:style-name="P1">3.- En el directorio D2 del ejercicio anterior crea con una sola orden un fichero</text:p>
      <text:p text:style-name="P1">llamado “TODO”. Este fichero contendrá los contenidos de los ficheros con</text:p>
      <text:p text:style-name="P1">extensión .TXT que aparecen en la jerarquía de directorios de Ejercicio2.</text:p>
      <text:p text:style-name="P1"><text:tab/><text:span text:style-name="T1">find -name "*.TXT" -exec cat {} \;&gt;</text:span><text:span text:style-name="T3">D2/</text:span><text:span text:style-name="T1">TODO</text:span></text:p>
      <text:p text:style-name="P1"><text:span text:style-name="T1"/></text:p>
      <text:p text:style-name="P5"><text:span text:style-name="T1"/></text:p>
      <text:p text:style-name="P1">4.- Construye una línea de órdenes que dé como resultado el número de</text:p>
      <text:p text:style-name="P1">archivos y directorios que hay en el directorio de trabajo y, a continuación,</text:p>
      <text:p text:style-name="P1">imprima la fecha y hora actual. Para ello necesitarás utilizar las órdenes wc</text:p>
      <text:p text:style-name="P1">(cuenta el número de líneas, palabras y caracteres) y date (imprime la hora y la</text:p>
      <text:p text:style-name="P1">fecha actual).</text:p>
      <text:p text:style-name="P3"><text:tab/><text:span text:style-name="T14">t</text:span>ree ; date</text:p>
      <text:p text:style-name="P1"/>
      <text:p text:style-name="P1">5.- Utiliza la orden grep para buscar una palabra que esté escrita dentro de</text:p>
      <text:p text:style-name="P1">alguno de los ficheros creados en el ejercicio 2.</text:p>
      <text:p text:style-name="P1"><text:tab/><text:span text:style-name="T1">grep -r Este</text:span></text:p>
      <text:p text:style-name="P1"/>
      <text:p text:style-name="P1">6.- Construye una línea de órdenes que muestre las líneas de todos los</text:p>
      <text:p text:style-name="P1">ficheros contenidos en cualquier subdirectorio de “ejercicio2”.</text:p>
      <text:p text:style-name="P1"><text:tab/><text:span text:style-name="T1">find -name "*"|wc -l</text:span></text:p>
      <text:p text:style-name="P1"/>
      <text:p text:style-name="P1">7.- Busca archivos cuyo nombre contenga la cadena “86” a partir del directorio</text:p>
      <text:p text:style-name="P1">raíz /. Redirecciona la salida y el error de forma adecuada para enterarte de la</text:p>
      <text:p text:style-name="P1">salida.</text:p>
      <text:p text:style-name="P1"><text:tab/><text:span text:style-name="T1">find / -name "*86*"&gt;&gt;Salida 2&gt;Errores;</text:span><text:span text:style-name="T4">cat Salida</text:span></text:p>
      <text:p text:style-name="P1"/>
      <text:p text:style-name="P1">8.- Crea un fichero .tgz y otro .tbz con la jerarquía de directorios de ejercicio2.</text:p>
      <text:p text:style-name="P4"><text:span text:style-name="T11"><text:tab/></text:span><text:span text:style-name="T1"> </text:span><text:span text:style-name="T8">tar -czvf Ejercicio2.tgz.gz Ejercicio2;tar -czvf Ejercicio2.tbz.gz Ejercicio2</text:span></text:p>
      <text:p text:style-name="P1"/>
      <text:p text:style-name="P1">9.- Averigua el número de palabras que tiene el archivo “HOLA.TXT”</text:p>
      <text:p text:style-name="P1"><text:tab/><text:span text:style-name="T1">find -name "HOLA.TXT" -exec cat {} \; | wc -w</text:span></text:p>
      <text:p text:style-name="P1"/>
      <text:p text:style-name="P1">10.- Averigua el número de líneas que tiene el archivo “ADIOS.TXT”</text:p>
      <text:p text:style-name="P2"><text:tab/><text:span text:style-name="T1">find -name "</text:span><text:span text:style-name="T9">ADIOS</text:span><text:span text:style-name="T1">.TXT" -exec cat {} \; | wc -</text:span><text:span text:style-name="T4">m</text:span></text:p>
      <text:p text:style-name="P1"/>
      <text:p text:style-name="P1">11.- Sin emplear editores de texto, como dividirías un fichero llamado lorem.txt</text:p>
      <text:p text:style-name="P1">de 100 líneas en dos archivos llamados uno.txt y dos.txt. El primero contendrá</text:p>
      <text:p text:style-name="P1">las primeras 40 líneas y el segundo las 60 últimas.</text:p>
      <text:p text:style-name="P1"><text:tab/><text:span text:style-name="T5">head -n 40 lorem.txt&gt;&gt;uno.txt;tail -n 60 lorem.txt&gt;&gt;dos.txt</text:span></text:p>
      <text:p text:style-name="P1"/>
      <text:p text:style-name="P1">12.- Dado un archivo con nombres de personas denominado personas.txt (con</text:p>
      <text:p text:style-name="P1">un nombre por cada línea), escribe una línea de órdenes que los ordena y</text:p>
      <text:p text:style-name="P1">presente solo los 10 primeros.</text:p>
      <text:p text:style-name="P1"><text:tab/><text:span text:style-name="T5">head -n 10 personas.txt|sort</text:span></text:p>
      <text:p text:style-name="P1"/>
      <text:p text:style-name="P1">13.- a) Graba la salida de la página man para el comando echo en el archivo</text:p>
      <text:p text:style-name="P1">echo.man. Verifica mostrando echo.man con more.</text:p>
      <text:p text:style-name="P1"><text:tab/><text:span text:style-name="T6">man echo&gt;&gt;echo.man;cat echo.man|more</text:span></text:p>
      <text:p text:style-name="P1">b) Muestra las 15 primeras líneas del archivo echo.man. Muestra las últimas 20</text:p>
      <text:p text:style-name="P1">líneas del archivo echo.man.</text:p>
      <text:p text:style-name="P1"><text:tab/><text:span text:style-name="T6">head -n 15 echo.man</text:span></text:p>
      <text:p text:style-name="P1"><text:span text:style-name="T6"><text:tab/>tail -n 20 echo.man</text:span></text:p>
      <text:p text:style-name="P1">c) Captura las 15 primeras líneas del archivo echo.man en el archivo</text:p>
      <text:p text:style-name="P1">extracto.echo.man.</text:p>
      <text:p text:style-name="P1"><text:tab/><text:span text:style-name="T6">head -n 15&gt;&gt;extracto.echo.man</text:span></text:p>
      <text:p text:style-name="P5"><text:span text:style-name="T6"/></text:p>
      <text:p text:style-name="P1">d) Agrega al archivo extracto.echo.man las últimas 20 líneas del archivo</text:p>
      <text:p text:style-name="P1">echo.man.</text:p>
      <text:p text:style-name="P1"><text:tab/><text:span text:style-name="T6">tail -n 20 echo.man&gt;&gt;extracto.echo.man</text:span></text:p>
      <text:p text:style-name="P1"/>
      <text:p text:style-name="P1">14.- ¿Qué permisos colocarías a tu directorio para que tú tengas únicamente</text:p>
      <text:p text:style-name="P1">acceso a los contenidos del mismo? Escribe el comando.</text:p>
      <text:p text:style-name="P1"><text:tab/><text:span text:style-name="T7">cd ; chmod 700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8:48:49.042197507</meta:creation-date>
    <dc:date>2019-10-22T10:55:31.654597665</dc:date>
    <meta:editing-duration>PT13M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86" meta:word-count="643" meta:character-count="3981" meta:non-whitespace-character-count="3388"/>
  </office:meta>
</office:document-meta>
</file>